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354in" fo:break-before="auto" style:use-optimal-row-height="true"/>
    </style:style>
    <style:style style:name="ro3" style:family="table-row">
      <style:table-row-properties style:row-height="0.6362in" fo:break-before="auto" style:use-optimal-row-height="true"/>
    </style:style>
    <style:style style:name="ro4" style:family="table-row">
      <style:table-row-properties style:row-height="1.4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svg:stroke-width="0.0201in" svg:stroke-color="#ff0000" draw:marker-start-width="0.1087in" draw:marker-end="Arrowheads_20_1" draw:marker-end-width="0.1087in" draw:fill-color="#ff0000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6.9606in" svg:y1="1.4146in" svg:x2="8.2094in" svg:y2="1.9335in">
            <text:p/>
          </draw:line>
          <draw:line draw:z-index="1" draw:name="Line 2" draw:style-name="gr1" draw:text-style-name="P1" svg:x1="9.5949in" svg:y1="1.4075in" svg:x2="8.2783in" svg:y2="1.926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ataOfV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ng seri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Server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Email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Offremarks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1" office:value-type="string" calcext:value-type="string" table:number-columns-spanned="2" table:number-rows-spanned="2">
            <text:p>Vps</text:p>
          </table:table-cell>
          <table:covered-table-cell/>
          <table:table-cell/>
          <table:table-cell table:style-name="ce1" office:value-type="string" calcext:value-type="string" table:number-columns-spanned="2" table:number-rows-spanned="2">
            <text:p>User</text:p>
          </table:table-cell>
          <table:covered-table-cell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string </text:p>
          </table:table-cell>
          <table:table-cell table:number-columns-repeated="3"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SNI(serverName)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blicKey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ortId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Worked</text:p>
          </table:table-cell>
          <table:table-cell office:value-type="string" calcext:value-type="string">
            <text:p>boolean</text:p>
          </table:table-cell>
          <table:table-cell table:number-columns-repeated="4"/>
          <table:table-cell table:style-name="ce1" office:value-type="string" calcext:value-type="string" table:number-columns-spanned="3" table:number-rows-spanned="2">
            <text:p>Subscribe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workedUser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 userData.id</text:p>
          </table:table-cell>
          <table:table-cell table:number-columns-repeated="3"/>
          <table:covered-table-cell table:number-columns-repeated="3"/>
          <table:table-cell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 calcext:value-type="string">
            <text:p>CREATE TABLE dataOfVps (</text:p>
            <text:p>    id serial PRIMARY KEY,</text:p>
            <text:p>    nameServer text,</text:p>
            <text:p>    userEmail text,</text:p>
            <text:p>    nameOffremarks text,</text:p>
            <text:p>    address text,</text:p>
            <text:p>    userId text,</text:p>
            <text:p>    sniServerName text,</text:p>
            <text:p>    publicKey text,</text:p>
            <text:p>    shortId text,</text:p>
            <text:p>    isWorked boolean</text:p>
            <text:p>);</text:p>
            <text:p/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sr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ng seri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ubscrib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ng seri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psId</text:p>
          </table:table-cell>
          <table:table-cell office:value-type="string" calcext:value-type="string">
            <text:p>long serial</text:p>
          </table:table-cell>
          <table:table-cell office:value-type="string" calcext:value-type="string">
            <text:p>ref dataOfVps.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long serial </text:p>
          </table:table-cell>
          <table:table-cell office:value-type="string" calcext:value-type="string">
            <text:p>ref UsrData.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Date</text:p>
          </table:table-cell>
          <table:table-cell office:value-type="string" calcext:value-type="string">
            <text:p>d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EndDate</text:p>
          </table:table-cell>
          <table:table-cell office:value-type="string" calcext:value-type="string">
            <text:p>d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boolean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3">
          <table:table-cell office:value-type="string" calcext:value-type="string">
            <text:p>CREATE TABLE UsrData (</text:p>
            <text:p>            id serial PRIMARY KEY,</text:p>
            <text:p>            userId text NOT NULL</text:p>
            <text:p>        );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4">
          <table:table-cell office:value-type="string" calcext:value-type="string">
            <text:p>CREATE TABLE Subscribes (</text:p>
            <text:p>            id serial PRIMARY KEY,</text:p>
            <text:p>            VpsId serial REFERENCES dataOfVps(id),</text:p>
            <text:p>            UserId serial REFERENCES UsrData(id),</text:p>
            <text:p>            subDate TIMESTAMP,</text:p>
            <text:p>            subEndDate TIMESTAMP,</text:p>
            <text:p>            isActive boolean,</text:p>
            <text:p>            type text</text:p>
            <text:p>        );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7 20 13" svg:d="M0 20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9:18:22.971143176</meta:creation-date>
    <dc:date>2024-02-07T01:31:45.008168947</dc:date>
    <meta:editing-duration>PT4H3M39S</meta:editing-duration>
    <meta:editing-cycles>4</meta:editing-cycles>
    <meta:generator>LibreOffice/7.3.7.2$Linux_X86_64 LibreOffice_project/30$Build-2</meta:generator>
    <meta:document-statistic meta:table-count="1" meta:cell-count="50" meta:object-count="2"/>
  </office:meta>
</office:document-meta>
</file>